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4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5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ML-Calculations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6" table:number-columns-repeated="1016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2]" office:value-type="float" office:value="0.0016" calcext:value-type="float">
            <text:p>0.0016</text:p>
          </table:table-cell>
          <table:table-cell table:style-name="ce14"/>
          <table:table-cell table:style-name="ce14" office:value-type="string" calcext:value-type="string" table:number-columns-spanned="3" table:number-rows-spanned="1">
            <text:p>SUM of Current Assets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7" calcext:value-type="currency">
            <text:p>$1.07</text:p>
          </table:table-cell>
          <table:table-cell/>
          <table:table-cell table:style-name="ce14" office:value-type="string" calcext:value-type="string" table:number-columns-spanned="3" table:number-rows-spanned="1">
            <text:p>Average Total Cost Basis Current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68.75" calcext:value-type="currency">
            <text:p>$668.75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99999999999998" calcext:value-type="currency">
            <text:p>$0.06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607476635514" calcext:value-type="percentage">
            <text:p>5.61%</text:p>
          </table:table-cell>
          <table:table-cell table:style-name="ce5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ROUNDDOWN([.B1]*[.B7]; 2)" office:value-type="currency" office:currency="USD" office:value="1.13" calcext:value-type="currency">
            <text:p>$1.13</text:p>
          </table:table-cell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14" office:value-type="string" calcext:value-type="string" table:number-columns-spanned="3" table:number-rows-spanned="1">
            <text:p>Manually Entered Price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6" table:formula="of:=ROUND(SUM([.B13:.B17]); 4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68.75" calcext:value-type="currency">
            <text:p>$668.75</text:p>
          </table:table-cell>
          <table:table-cell table:style-name="ce8" table:formula="of:=ROUNDDOWN(SUM([.D14:.D17])-[.D17]-[.D16]-[.D15]-[.D26]; 2)" office:value-type="currency" office:currency="USD" office:value="1.07" calcext:value-type="currency">
            <text:p>$1.07</text:p>
          </table:table-cell>
          <table:table-cell table:style-name="ce8" table:formula="of:=ROUNDDOWN([.B12]*[.B7]; 2)" office:value-type="currency" office:currency="USD" office:value="1.13" calcext:value-type="currency">
            <text:p>$1.13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table:formula="of:=ROUND([.D13]/[.C13]; 4)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-28.32" office:value-type="currency" office:currency="USD" office:value="-28.3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ROUND([.D14]/[.C14]; 4)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9.41" office:value-type="currency" office:currency="USD" office:value="9.41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ROUND([.D15]/[.C15]; 4)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9.62" office:value-type="currency" office:currency="USD" office:value="9.62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ROUND([.D16]/[.C16]; 4)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9.52" office:value-type="currency" office:currency="USD" office:value="9.52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SUM([.B18:.B21]); 4)" office:value-type="float" office:value="0.0006" calcext:value-type="float">
            <text:p>0.0006</text:p>
          </table:table-cell>
          <table:table-cell table:formula="of:=[.D17]/[.B17]" office:value-type="currency" office:currency="USD" office:value="866.666666666667" calcext:value-type="currency">
            <text:p>$866.67</text:p>
          </table:table-cell>
          <table:table-cell table:formula="of:=ROUNDDOWN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table:formula="of:=ROUND([.D18]/[.C18]; 4)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-28.89" office:value-type="currency" office:currency="USD" office:value="-28.89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ROUND([.D19]/[.C19]; 4)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9.57" office:value-type="currency" office:currency="USD" office:value="9.57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table:formula="of:=ROUND([.D20]/[.C20]; 4)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9.92" office:value-type="currency" office:currency="USD" office:value="9.92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table:formula="of:=ROUND([.D21]/[.C21]; 4)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9.45" office:value-type="currency" office:currency="USD" office:value="9.45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ROUND(ABS([.B18]) - SUM([.B20:.B21]); 4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ROUND(ABS([.B13])-SUM([.B15:.B17]); 4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7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68.75" calcext:value-type="currency">
            <text:p>$668.7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-Calculations" table:style-name="ta1">
        <table:table-column table:style-name="co8" table:default-cell-style-name="ce14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6" table:number-columns-repeated="1017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SUM([.B13:.B14])" office:value-type="float" office:value="0.0243012947913897" calcext:value-type="float">
            <text:p>0.0243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SUM([.D13:.D14])" office:value-type="currency" office:currency="USD" office:value="10.39" calcext:value-type="currency">
            <text:p>$10.39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427.55" calcext:value-type="currency">
            <text:p>$427.55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724364465370257" calcext:value-type="currency">
            <text:p>$0.0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0697174653869353" calcext:value-type="percentage">
            <text:p>0.70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10.462436446537" calcext:value-type="currency">
            <text:p>$10.4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430.53" office:value-type="currency" office:currency="USD" office:value="430.53" calcext:value-type="currency">
            <text:p>$430.53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EC-27-2024</text:p>
          </table:table-cell>
          <table:table-cell table:style-name="ce6" table:formula="of:=[.D13]/[.C13]" office:value-type="float" office:value="0.0229901105293775" calcext:value-type="float">
            <text:p>0.0230</text:p>
          </table:table-cell>
          <table:table-cell table:style-name="ce8" office:value-type="currency" office:currency="USD" office:value="429.75" calcext:value-type="currency">
            <text:p>$429.75</text:p>
          </table:table-cell>
          <table:table-cell table:style-name="ce8" office:value-type="currency" office:currency="USD" office:value="9.88" calcext:value-type="currency">
            <text:p>$9.88</text:p>
          </table:table-cell>
          <table:table-cell table:style-name="ce8" table:formula="of:=[.B13]*[.B7]" office:value-type="currency" office:currency="USD" office:value="9.89793228621291" calcext:value-type="currency">
            <text:p>$9.90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SUM([.B15:.B18])" office:value-type="float" office:value="0.0013111842620122" calcext:value-type="float">
            <text:p>0.0013</text:p>
          </table:table-cell>
          <table:table-cell table:style-name="ce8" table:formula="of:=[.D14]/[.B14]" office:value-type="currency" office:currency="USD" office:value="388.961349503488" calcext:value-type="currency">
            <text:p>$388.96</text:p>
          </table:table-cell>
          <table:table-cell table:style-name="ce8" table:formula="of:=ROUNDDOWN(SUM([.D16:.D18])-[.D18]-[.D17]-[.D22]; 2)" office:value-type="currency" office:currency="USD" office:value="0.51" calcext:value-type="currency">
            <text:p>$0.51</text:p>
          </table:table-cell>
          <table:table-cell table:style-name="ce8" table:formula="of:=[.B14]*[.B7]" office:value-type="currency" office:currency="USD" office:value="0.564504160324112" calcext:value-type="currency">
            <text:p>$0.56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ug-06-2024</text:p>
          </table:table-cell>
          <table:table-cell table:style-name="ce6" table:formula="of:=[.D15]/[.C15]" office:value-type="float" office:value="-0.0707102451288498" calcext:value-type="float">
            <text:p>-0.0707</text:p>
          </table:table-cell>
          <table:table-cell table:style-name="ce8" office:value-type="currency" office:currency="USD" office:value="413.66" calcext:value-type="currency">
            <text:p>$413.66</text:p>
          </table:table-cell>
          <table:table-cell table:style-name="ce8" table:formula="of:=-29.25" office:value-type="currency" office:currency="USD" office:value="-29.25" calcext:value-type="currency">
            <text:p>-$29.25</text:p>
          </table:table-cell>
          <table:table-cell table:style-name="ce8"/>
          <table:table-cell table:style-name="ce8" office:value-type="currency" office:currency="USD" office:value="29.25" calcext:value-type="currency">
            <text:p>$29.2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14-2024</text:p>
          </table:table-cell>
          <table:table-cell table:style-name="ce6" table:formula="of:=[.D16]/[.C16]" office:value-type="float" office:value="0.0250126326427489" calcext:value-type="float">
            <text:p>0.0250</text:p>
          </table:table-cell>
          <table:table-cell table:style-name="ce8" office:value-type="currency" office:currency="USD" office:value="395.8" calcext:value-type="currency">
            <text:p>$395.80</text:p>
          </table:table-cell>
          <table:table-cell table:style-name="ce8" table:formula="of:=9.9" office:value-type="currency" office:currency="USD" office:value="9.9" calcext:value-type="currency">
            <text:p>$9.90</text:p>
          </table:table-cell>
          <table:table-cell table:style-name="ce8" table:formula="of:=[.B16]*[.B7]" office:value-type="currency" office:currency="USD" office:value="10.7686887316827" calcext:value-type="currency">
            <text:p>$10.77</text:p>
          </table:table-cell>
          <table:table-cell table:style-name="ce8"/>
          <table:table-cell table:style-name="ce19" table:formula="of:=SUM([.B16:.B18])/[.B15]" office:value-type="float" office:value="-1.01854305920766" calcext:value-type="float">
            <text:p>-1.0185430592076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Aug-02-2024</text:p>
          </table:table-cell>
          <table:table-cell table:style-name="ce6" table:formula="of:=[.D17]/[.C17]" office:value-type="float" office:value="0.0240120306683431" calcext:value-type="float">
            <text:p>0.0240</text:p>
          </table:table-cell>
          <table:table-cell table:style-name="ce8" office:value-type="currency" office:currency="USD" office:value="405.63" calcext:value-type="currency">
            <text:p>$405.63</text:p>
          </table:table-cell>
          <table:table-cell table:style-name="ce8" table:formula="of:=9.74" office:value-type="currency" office:currency="USD" office:value="9.74" calcext:value-type="currency">
            <text:p>$9.74</text:p>
          </table:table-cell>
          <table:table-cell table:style-name="ce8" table:formula="of:=[.B17]*[.B7]" office:value-type="currency" office:currency="USD" office:value="10.3378995636418" calcext:value-type="currency">
            <text:p>$10.34</text:p>
          </table:table-cell>
          <table:table-cell table:style-name="ce8"/>
          <table:table-cell table:style-name="ce19" table:formula="of:=SUM([.B17:.B18])/[.B15]" office:value-type="float" office:value="-0.664808850011093" calcext:value-type="float">
            <text:p>-0.664808850011093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Jul-31-2024</text:p>
          </table:table-cell>
          <table:table-cell table:style-name="ce6" table:formula="of:=[.D18]/[.C18]" office:value-type="float" office:value="0.02299676607977" calcext:value-type="float">
            <text:p>0.0230</text:p>
          </table:table-cell>
          <table:table-cell table:style-name="ce8" office:value-type="currency" office:currency="USD" office:value="417.45" calcext:value-type="currency">
            <text:p>$417.45</text:p>
          </table:table-cell>
          <table:table-cell table:style-name="ce8" table:formula="of:=9.6" office:value-type="currency" office:currency="USD" office:value="9.6" calcext:value-type="currency">
            <text:p>$9.60</text:p>
          </table:table-cell>
          <table:table-cell table:style-name="ce8" table:formula="of:=[.B18]*[.B7]" office:value-type="currency" office:currency="USD" office:value="9.90079770032338" calcext:value-type="currency">
            <text:p>$9.90</text:p>
          </table:table-cell>
          <table:table-cell table:style-name="ce8"/>
          <table:table-cell table:style-name="ce19" table:formula="of:=[.B18]/[.B15]" office:value-type="float" office:value="-0.32522537629257" calcext:value-type="float">
            <text:p>-0.32522537629257</text:p>
          </table:table-cell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ABS([.B15]) - SUM([.B17:.B18])" office:value-type="float" office:value="0.0237014483807367" calcext:value-type="float">
            <text:p>0.0237</text:p>
          </table:table-cell>
          <table:table-cell table:style-name="ce4" table:formula="of:=[.C16]" office:value-type="currency" office:currency="USD" office:value="395.8" calcext:value-type="currency">
            <text:p>$395.80</text:p>
          </table:table-cell>
          <table:table-cell table:style-name="ce4" table:formula="of:=[.B22]*[.C22]" office:value-type="currency" office:currency="USD" office:value="9.38103326909557" calcext:value-type="currency">
            <text:p>$9.38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float" office:value="0.0013" calcext:value-type="float">
            <text:p>0.0013</text:p>
          </table:table-cell>
          <table:table-cell table:style-name="ce8" table:formula="of:=[.D25]/[.B25]" office:value-type="currency" office:currency="USD" office:value="392.307692307692" calcext:value-type="currency">
            <text:p>$392.31</text:p>
          </table:table-cell>
          <table:table-cell table:style-name="ce8" office:value-type="currency" office:currency="USD" office:value="0.51" calcext:value-type="currency">
            <text:p>$0.51</text:p>
          </table:table-cell>
          <table:table-cell table:style-name="ce8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-Calculations" table:style-name="ta1">
        <table:table-column table:style-name="co8" table:default-cell-style-name="ce14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" table:default-cell-style-name="ce14"/>
        <table:table-column table:style-name="co6" table:number-columns-repeated="1017" table:default-cell-style-name="ce14"/>
        <table:table-row table:style-name="ro1">
          <table:table-cell table:style-name="ce1" office:value-type="string" calcext:value-type="string">
            <text:p>Total Assets</text:p>
          </table:table-cell>
          <table:table-cell table:style-name="ce7" table:formula="of:=[.B13]" office:value-type="float" office:value="0.00948088115457679" calcext:value-type="float">
            <text:p>0.0095</text:p>
          </table:table-cell>
          <table:table-cell/>
          <table:table-cell office:value-type="string" calcext:value-type="string" table:number-columns-spanned="3" table:number-rows-spanned="1">
            <text:p>SUM of Current Asset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3]" office:value-type="currency" office:currency="USD" office:value="0.55" calcext:value-type="currency">
            <text:p>$0.55</text:p>
          </table:table-cell>
          <table:table-cell table:style-name="ce4"/>
          <table:table-cell office:value-type="string" calcext:value-type="string" table:number-columns-spanned="3" table:number-rows-spanned="1">
            <text:p>Average Total Cost Basis Curren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58.01" calcext:value-type="currency">
            <text:p>$58.01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151553256243225" calcext:value-type="currency">
            <text:p>$0.02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275551374987682" calcext:value-type="percentage">
            <text:p>2.76%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565155325624323" calcext:value-type="currency">
            <text:p>$0.5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59.61" office:value-type="currency" office:currency="USD" office:value="59.61" calcext:value-type="currency">
            <text:p>$59.61</text:p>
          </table:table-cell>
          <table:table-cell table:style-name="ce4"/>
          <table:table-cell office:value-type="string" calcext:value-type="string" table:number-columns-spanned="3" table:number-rows-spanned="1">
            <text:p>Manually Entered Price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ec-23-2024</text:p>
          </table:table-cell>
          <table:table-cell table:style-name="ce6" table:formula="of:=SUM([.B14:.B16])" office:value-type="float" office:value="0.00948088115457679" calcext:value-type="float">
            <text:p>0.0095</text:p>
          </table:table-cell>
          <table:table-cell table:style-name="ce8" table:formula="of:=[.D13]/[.B13]" office:value-type="currency" office:currency="USD" office:value="58.0114855394526" calcext:value-type="currency">
            <text:p>$58.01</text:p>
          </table:table-cell>
          <table:table-cell table:style-name="ce8" table:formula="of:=ROUNDDOWN(SUM([.D15:.D16])-[.D16]-[.D21]; 2)" office:value-type="currency" office:currency="USD" office:value="0.55" calcext:value-type="currency">
            <text:p>$0.55</text:p>
          </table:table-cell>
          <table:table-cell table:style-name="ce8" table:formula="of:=[.B13]*[.B7]" office:value-type="currency" office:currency="USD" office:value="0.565155325624323" calcext:value-type="currency">
            <text:p>$0.57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ec-27-2024</text:p>
          </table:table-cell>
          <table:table-cell table:style-name="ce6" table:formula="of:=[.D14]/[.C14]" office:value-type="float" office:value="-0.147554806070826" calcext:value-type="float">
            <text:p>-0.1476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8" table:formula="of:=-8.75" office:value-type="currency" office:currency="USD" office:value="-8.75" calcext:value-type="currency">
            <text:p>-$8.75</text:p>
          </table:table-cell>
          <table:table-cell table:style-name="ce8"/>
          <table:table-cell table:style-name="ce8" table:formula="of:=8.75" office:value-type="currency" office:currency="USD" office:value="8.75" calcext:value-type="currency">
            <text:p>$8.75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ec-23-2024</text:p>
          </table:table-cell>
          <table:table-cell table:style-name="ce6" table:formula="of:=[.D15]/[.C15]" office:value-type="float" office:value="0.148986889153754" calcext:value-type="float">
            <text:p>0.1490</text:p>
          </table:table-cell>
          <table:table-cell table:style-name="ce8" table:formula="of:=58.73" office:value-type="currency" office:currency="USD" office:value="58.73" calcext:value-type="currency">
            <text:p>$58.73</text:p>
          </table:table-cell>
          <table:table-cell table:style-name="ce8" table:formula="of:=8.75" office:value-type="currency" office:currency="USD" office:value="8.75" calcext:value-type="currency">
            <text:p>$8.75</text:p>
          </table:table-cell>
          <table:table-cell table:style-name="ce8" table:formula="of:=[.B15]*[.D15]" office:value-type="currency" office:currency="USD" office:value="1.30363528009535" calcext:value-type="currency">
            <text:p>$1.30</text:p>
          </table:table-cell>
          <table:table-cell table:style-name="ce8"/>
          <table:table-cell table:style-name="ce2" table:formula="of:=SUM([.B15:.B16])/[.B14]" office:value-type="float" office:value="-1.06425328599616" calcext:value-type="float">
            <text:p>-1.06425328599616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Oct-31-2024</text:p>
          </table:table-cell>
          <table:table-cell table:style-name="ce6" table:formula="of:=SUM([.B17:.B18])" office:value-type="float" office:value="0.00804879807164866" calcext:value-type="float">
            <text:p>0.0080</text:p>
          </table:table-cell>
          <table:table-cell table:style-name="ce8" table:formula="of:=[.D16]/[.B16]" office:value-type="currency" office:currency="USD" office:value="54.6665472388816" calcext:value-type="currency">
            <text:p>$54.67</text:p>
          </table:table-cell>
          <table:table-cell table:style-name="ce8" table:formula="of:=ROUNDDOWN(SUM([.D18])-[.D18]+[.D22]; 2)" office:value-type="currency" office:currency="USD" office:value="0.44" calcext:value-type="currency">
            <text:p>$0.44</text:p>
          </table:table-cell>
          <table:table-cell table:style-name="ce8" table:formula="of:=[.B16]*[.B7]" office:value-type="currency" office:currency="USD" office:value="0.479788853050976" calcext:value-type="currency">
            <text:p>$0.48</text:p>
          </table:table-cell>
          <table:table-cell table:style-name="ce8"/>
          <table:table-cell table:style-name="ce2" table:formula="of:=[.B16]/[.B14]" office:value-type="float" office:value="-0.0545478543598589" calcext:value-type="float">
            <text:p>-0.0545478543598589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Nov-07-2024</text:p>
          </table:table-cell>
          <table:table-cell table:style-name="ce6" table:formula="of:=[.D17]/[.C17]" office:value-type="float" office:value="-0.136960276338515" calcext:value-type="float">
            <text:p>-0.1370</text:p>
          </table:table-cell>
          <table:table-cell table:style-name="ce8" office:value-type="currency" office:currency="USD" office:value="57.9" calcext:value-type="currency">
            <text:p>$57.90</text:p>
          </table:table-cell>
          <table:table-cell table:style-name="ce8" table:formula="of:=-7.93" office:value-type="currency" office:currency="USD" office:value="-7.93" calcext:value-type="currency">
            <text:p>-$7.93</text:p>
          </table:table-cell>
          <table:table-cell table:style-name="ce8"/>
          <table:table-cell table:style-name="ce8" office:value-type="currency" office:currency="USD" office:value="7.93" calcext:value-type="currency">
            <text:p>$7.93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Oct-31-2024</text:p>
          </table:table-cell>
          <table:table-cell table:style-name="ce6" table:formula="of:=[.D18]/[.C18]" office:value-type="float" office:value="0.145009074410163" calcext:value-type="float">
            <text:p>0.1450</text:p>
          </table:table-cell>
          <table:table-cell table:style-name="ce8" office:value-type="currency" office:currency="USD" office:value="55.1" calcext:value-type="currency">
            <text:p>$55.10</text:p>
          </table:table-cell>
          <table:table-cell table:style-name="ce8" office:value-type="currency" office:currency="USD" office:value="7.99" calcext:value-type="currency">
            <text:p>$7.99</text:p>
          </table:table-cell>
          <table:table-cell table:style-name="ce8" table:formula="of:=[.B18]*[.B7]" office:value-type="currency" office:currency="USD" office:value="8.64399092558984" calcext:value-type="currency">
            <text:p>$8.64</text:p>
          </table:table-cell>
          <table:table-cell table:style-name="ce8"/>
          <table:table-cell table:style-name="ce2" table:formula="of:=[.B18]/[.B17]" office:value-type="float" office:value="-1.05876739071229" calcext:value-type="float">
            <text:p>-1.05876739071229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1"/>
          <table:table-cell table:style-name="ce7" table:formula="of:=ROUND(ABS([.B14]) - SUM([.B16]); 4)" office:value-type="float" office:value="0.1395" calcext:value-type="float">
            <text:p>0.1395</text:p>
          </table:table-cell>
          <table:table-cell table:style-name="ce4" table:formula="of:=[.C15]" office:value-type="currency" office:currency="USD" office:value="58.73" calcext:value-type="currency">
            <text:p>$58.73</text:p>
          </table:table-cell>
          <table:table-cell table:style-name="ce4" table:formula="of:=[.B21]*[.C21]" office:value-type="currency" office:currency="USD" office:value="8.192835" calcext:value-type="currency">
            <text:p>$8.19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 table:formula="of:=ROUND(SUM([.B18]) - ABS([.B17]); 4)" office:value-type="float" office:value="0.008" calcext:value-type="float">
            <text:p>0.0080</text:p>
          </table:table-cell>
          <table:table-cell table:style-name="ce4" table:formula="of:=[.C18]" office:value-type="currency" office:currency="USD" office:value="55.1" calcext:value-type="currency">
            <text:p>$55.10</text:p>
          </table:table-cell>
          <table:table-cell table:style-name="ce4" table:formula="of:=[.B22]*[.C22]" office:value-type="currency" office:currency="USD" office:value="0.4408" calcext:value-type="currency">
            <text:p>$0.44</text:p>
          </table:table-cell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style-name="ce2" table:number-columns-repeated="1017"/>
        </table:table-row>
        <table:table-row table:style-name="ro1" table:number-rows-repeated="3">
          <table:table-cell table:style-name="ce2"/>
          <table:table-cell table:style-name="ce6"/>
          <table:table-cell table:style-name="ce8" table:number-columns-repeated="4"/>
          <table:table-cell table:style-name="ce19"/>
          <table:table-cell table:style-name="ce2" table:number-columns-repeated="1017"/>
        </table:table-row>
        <table:table-row table:style-name="ro1" table:number-rows-repeated="2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 table:style-name="ce7"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8"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style-name="ce2"/>
          <table:table-cell table:style-name="ce7"/>
          <table:table-cell table:style-name="ce4" table:number-columns-repeated="3"/>
          <table:table-cell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">
      <number:number number:decimal-places="18" number:min-decimal-places="18" number:min-integer-digits="1"/>
    </number:number-style>
    <number:currency-style style:name="N16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61P0"/>
    </number:currency-style>
    <number:number-style style:name="N159">
      <number:number number:decimal-places="12" number:min-decimal-places="12" number:min-integer-digits="1"/>
    </number:number-style>
    <number:currency-style style:name="N15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58P0"/>
    </number:currency-style>
    <number:currency-style style:name="N15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6P0"/>
    </number:currency-style>
    <number:number-style style:name="N154">
      <number:number number:decimal-places="9" number:min-decimal-places="9" number:min-integer-digits="1"/>
    </number:number-style>
    <number:number-style style:name="N153">
      <number:number number:decimal-places="6" number:min-decimal-places="6" number:min-integer-digits="1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">
      <number:number number:decimal-places="5" number:min-decimal-places="5" number:min-integer-digits="1" number:grouping="true"/>
    </number:number-style>
    <number:percentage-style style:name="N147">
      <number:number number:decimal-places="1" number:min-decimal-places="1" number:min-integer-digits="1"/>
      <number:text>%</number:text>
    </number:percentage-style>
    <number:number-style style:name="N146">
      <number:number number:decimal-places="17" number:min-decimal-places="17" number:min-integer-digits="1"/>
    </number:number-style>
    <number:number-style style:name="N145">
      <number:number number:decimal-places="4" number:min-decimal-places="4" number:min-integer-digits="1"/>
    </number:number-style>
    <number:currency-style style:name="N14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4P0"/>
    </number:currency-style>
    <number:number-style style:name="N142">
      <number:number number:decimal-places="19" number:min-decimal-places="19" number:min-integer-digits="1"/>
    </number:number-style>
    <number:currency-style style:name="N14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41P0"/>
    </number:currency-style>
    <number:time-style style:name="N139">
      <number:minutes number:style="long"/>
      <number:text>:</number:text>
      <number:seconds number:style="long" number:decimal-places="1"/>
    </number:time-style>
    <number:number-style style:name="N138">
      <number:number number:decimal-places="1" number:min-decimal-places="1" number:min-integer-digits="1"/>
    </number:number-style>
    <number:number-style style:name="N137">
      <number:number number:decimal-places="16" number:min-decimal-places="16" number:min-integer-digits="1"/>
    </number:number-style>
    <number:number-style style:name="N136">
      <number:number number:decimal-places="5" number:min-decimal-places="5" number:min-integer-digits="1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number number:decimal-places="7" number:min-decimal-places="7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3" number:min-decimal-places="13" number:min-integer-digits="1"/>
    </number:number-style>
    <number:time-style style:name="N131">
      <number:minutes number:style="long"/>
      <number:text>:</number:text>
      <number:seconds number:style="long"/>
    </number:time-style>
    <number:number-style style:name="N130">
      <number:number number:decimal-places="15" number:min-decimal-places="15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8" number:min-decimal-places="8" number:min-integer-digits="1"/>
    </number:number-style>
    <number:currency-style style:name="N127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7P0"/>
    </number:currency-style>
    <number:number-style style:name="N125">
      <number:number number:decimal-places="10" number:min-decimal-places="10" number:min-integer-digits="1"/>
    </number:number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28T00:10:29.196718867</dc:date>
    <meta:editing-duration>P2DT8H52S</meta:editing-duration>
    <meta:editing-cycles>52</meta:editing-cycles>
    <meta:generator>LibreOffice/7.3.7.2$Linux_X86_64 LibreOffice_project/30$Build-2</meta:generator>
    <meta:document-statistic meta:table-count="3" meta:cell-count="219" meta:object-count="0"/>
  </office:meta>
</office:document-meta>
</file>